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綺麗な花だ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黄色いのや赤いのがいっぱいだヨ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、お花好きなんだ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好き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惑星の木々は特徴的で、見てて飽きない
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え～、そうなんだ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ちゃんの住んでた星には、どんなお花が
あ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ーん、そうだナ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花びらは、もっと、こう・・・もしゃもしゃしてる
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しゃもしゃ・・・？　なんかよく分かんな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例えるなら、鳥の羽みたいな感じかナ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花びらがもっと細かく毛みたいに分かれてて、
中心から先っぽにかけて色がグラデーション
してたりする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何それ！！　めっちゃ見てみた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ごく綺麗だ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姉ちゃんが、よく髪飾りにしてるん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へ～！　たこちゃん、お姉ちゃんがいるん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実はワタシ、お姉ちゃんに会いに行く
ためにスターシップで航行してたんだヨ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動力となるイオンマテルの注入量を
間違えた結果、この星に不時着することに
なっちゃったネ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っかー。</text:p>
          </table:table-cell>
          <table:table-cell table:style-name="ce0" office:value-type="string">
            <text:p>Map384</text:p>
          </table:table-cell>
          <table:table-cell table:style-name="ce0"/>
          <table:table-cell table:style-name="ce0" office:value-type="string">
            <text:p>Really—?</text:p>
          </table:table-cell>
          <table:table-cell table:number-columns-repeated="1020"/>
        </table:table-row>
        <table:table-row>
          <table:table-cell table:style-name="ce0" office:value-type="string">
            <text:p>じゃ、早く行ってあげないと、お姉ちゃん心配
してる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！　お姉ちゃんは、ゆるふわLv.MAX
だから、きっとのほほーんとして待ってる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妹がいつまでたっても到着しないのに、
のほほんとしてたら、もはやゆるふわで
説明が付くレベルじゃない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とにかく、早いとこ第1級イオンマテルを
探し出して、出発し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きっとお姉ちゃんだって、少しは心配してる
はずだ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りがとナー、トモッチ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ここまで来たらワタシ、最後までみんなに
力を貸したいヨ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緒に頑張ろうナ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！　ありがと、たこちゃ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